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583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5398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7.520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d_model_summary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6" table:number-columns-repeated="4" table:default-cell-style-name="Default"/>
        <table:table-column table:style-name="co7" table:number-columns-repeated="4" table:default-cell-style-name="Default"/>
        <table:table-column table:style-name="co8" table:number-columns-repeated="4" table:default-cell-style-name="Default"/>
        <table:table-column table:style-name="co9" table:number-columns-repeated="4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odel Name</text:p>
          </table:table-cell>
          <table:table-cell table:number-columns-repeated="4" office:value-type="string" calcext:value-type="string">
            <text:p>edge_intensity</text:p>
          </table:table-cell>
          <table:table-cell table:number-columns-repeated="4" office:value-type="string" calcext:value-type="string">
            <text:p>texture_score</text:p>
          </table:table-cell>
          <table:table-cell table:number-columns-repeated="4" office:value-type="string" calcext:value-type="string">
            <text:p>lpips</text:p>
          </table:table-cell>
          <table:table-cell table:number-columns-repeated="4" office:value-type="string" calcext:value-type="string">
            <text:p>mean_brightness</text:p>
          </table:table-cell>
          <table:table-cell table:number-columns-repeated="4" office:value-type="string" calcext:value-type="string">
            <text:p>std_brightness</text:p>
          </table:table-cell>
          <table:table-cell table:number-columns-repeated="4" office:value-type="string" calcext:value-type="string">
            <text:p>contrast</text:p>
          </table:table-cell>
          <table:table-cell table:number-columns-repeated="4" office:value-type="string" calcext:value-type="string">
            <text:p>sharpness_laplacian</text:p>
          </table:table-cell>
          <table:table-cell table:number-columns-repeated="4" office:value-type="string" calcext:value-type="string">
            <text:p>blocking_artifacts</text:p>
          </table:table-cell>
          <table:table-cell table:number-columns-repeated="4" office:value-type="string" calcext:value-type="string">
            <text:p>ringing_artifacts</text:p>
          </table:table-cell>
          <table:table-cell office:value-type="string" calcext:value-type="string">
            <text:p>source_directory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/home/carterwebb/Code/Projects/Astronomy-Super-Resolution/batch_evaluation/srgan/netG_epoch_4_250.pth</text:p>
          </table:table-cell>
        </table:table-row>
        <table:table-row table:style-name="ro1">
          <table:table-cell office:value-type="string" calcext:value-type="string">
            <text:p>netG_epoch_4_250.pth</text:p>
          </table:table-cell>
          <table:table-cell office:value-type="float" office:value="6.8965" calcext:value-type="float">
            <text:p>6.8965</text:p>
          </table:table-cell>
          <table:table-cell office:value-type="float" office:value="7.7752" calcext:value-type="float">
            <text:p>7.7752</text:p>
          </table:table-cell>
          <table:table-cell office:value-type="float" office:value="0.652" calcext:value-type="float">
            <text:p>0.652</text:p>
          </table:table-cell>
          <table:table-cell office:value-type="float" office:value="31.4872" calcext:value-type="float">
            <text:p>31.4872</text:p>
          </table:table-cell>
          <table:table-cell office:value-type="float" office:value="421.6014" calcext:value-type="float">
            <text:p>421.6014</text:p>
          </table:table-cell>
          <table:table-cell office:value-type="float" office:value="283.3227" calcext:value-type="float">
            <text:p>283.3227</text:p>
          </table:table-cell>
          <table:table-cell office:value-type="float" office:value="107.5805" calcext:value-type="float">
            <text:p>107.5805</text:p>
          </table:table-cell>
          <table:table-cell office:value-type="float" office:value="1095.4412" calcext:value-type="float">
            <text:p>1095.4412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544" calcext:value-type="float">
            <text:p>0.0544</text:p>
          </table:table-cell>
          <table:table-cell office:value-type="float" office:value="52.3385" calcext:value-type="float">
            <text:p>52.3385</text:p>
          </table:table-cell>
          <table:table-cell office:value-type="float" office:value="24.78" calcext:value-type="float">
            <text:p>24.78</text:p>
          </table:table-cell>
          <table:table-cell office:value-type="float" office:value="9.5793" calcext:value-type="float">
            <text:p>9.5793</text:p>
          </table:table-cell>
          <table:table-cell office:value-type="float" office:value="90.8944" calcext:value-type="float">
            <text:p>90.8944</text:p>
          </table:table-cell>
          <table:table-cell office:value-type="float" office:value="51.4446" calcext:value-type="float">
            <text:p>51.4446</text:p>
          </table:table-cell>
          <table:table-cell office:value-type="float" office:value="17.3354" calcext:value-type="float">
            <text:p>17.3354</text:p>
          </table:table-cell>
          <table:table-cell office:value-type="float" office:value="21.3747" calcext:value-type="float">
            <text:p>21.3747</text:p>
          </table:table-cell>
          <table:table-cell office:value-type="float" office:value="81.5475" calcext:value-type="float">
            <text:p>81.5475</text:p>
          </table:table-cell>
          <table:table-cell office:value-type="float" office:value="50.4673" calcext:value-type="float">
            <text:p>50.4673</text:p>
          </table:table-cell>
          <table:table-cell office:value-type="float" office:value="17.975" calcext:value-type="float">
            <text:p>17.975</text:p>
          </table:table-cell>
          <table:table-cell office:value-type="float" office:value="16.5037" calcext:value-type="float">
            <text:p>16.5037</text:p>
          </table:table-cell>
          <table:table-cell office:value-type="float" office:value="79.4431" calcext:value-type="float">
            <text:p>79.4431</text:p>
          </table:table-cell>
          <table:table-cell office:value-type="float" office:value="65.4917" calcext:value-type="float">
            <text:p>65.4917</text:p>
          </table:table-cell>
          <table:table-cell office:value-type="float" office:value="67.8756" calcext:value-type="float">
            <text:p>67.8756</text:p>
          </table:table-cell>
          <table:table-cell office:value-type="float" office:value="11.1501" calcext:value-type="float">
            <text:p>11.1501</text:p>
          </table:table-cell>
          <table:table-cell office:value-type="float" office:value="303.1057" calcext:value-type="float">
            <text:p>303.1057</text:p>
          </table:table-cell>
          <table:table-cell office:value-type="float" office:value="71.7618" calcext:value-type="float">
            <text:p>71.7618</text:p>
          </table:table-cell>
          <table:table-cell office:value-type="float" office:value="26.3059" calcext:value-type="float">
            <text:p>26.3059</text:p>
          </table:table-cell>
          <table:table-cell office:value-type="float" office:value="24.8816" calcext:value-type="float">
            <text:p>24.8816</text:p>
          </table:table-cell>
          <table:table-cell office:value-type="float" office:value="118.5443" calcext:value-type="float">
            <text:p>118.5443</text:p>
          </table:table-cell>
          <table:table-cell office:value-type="float" office:value="13.7912" calcext:value-type="float">
            <text:p>13.7912</text:p>
          </table:table-cell>
          <table:table-cell office:value-type="float" office:value="6.2117" calcext:value-type="float">
            <text:p>6.2117</text:p>
          </table:table-cell>
          <table:table-cell office:value-type="float" office:value="6.7367" calcext:value-type="float">
            <text:p>6.7367</text:p>
          </table:table-cell>
          <table:table-cell office:value-type="float" office:value="31.4832" calcext:value-type="float">
            <text:p>31.4832</text:p>
          </table:table-cell>
          <table:table-cell office:value-type="string" calcext:value-type="string">
            <text:p>/home/carterwebb/Code/Projects/Astronomy-Super-Resolution/batch_evaluation/srgan/netG_epoch_4_250.pth</text:p>
          </table:table-cell>
        </table:table-row>
        <table:table-row table:style-name="ro1">
          <table:table-cell office:value-type="string" calcext:value-type="string">
            <text:p>generator_28050.pth</text:p>
          </table:table-cell>
          <table:table-cell office:value-type="float" office:value="9.2273" calcext:value-type="float">
            <text:p>9.2273</text:p>
          </table:table-cell>
          <table:table-cell office:value-type="float" office:value="14.7951" calcext:value-type="float">
            <text:p>14.7951</text:p>
          </table:table-cell>
          <table:table-cell office:value-type="float" office:value="0.6951" calcext:value-type="float">
            <text:p>0.6951</text:p>
          </table:table-cell>
          <table:table-cell office:value-type="float" office:value="68.9174" calcext:value-type="float">
            <text:p>68.9174</text:p>
          </table:table-cell>
          <table:table-cell office:value-type="float" office:value="406.9509" calcext:value-type="float">
            <text:p>406.9509</text:p>
          </table:table-cell>
          <table:table-cell office:value-type="float" office:value="290.9884" calcext:value-type="float">
            <text:p>290.9884</text:p>
          </table:table-cell>
          <table:table-cell office:value-type="float" office:value="105.5305" calcext:value-type="float">
            <text:p>105.5305</text:p>
          </table:table-cell>
          <table:table-cell office:value-type="float" office:value="1238.381" calcext:value-type="float">
            <text:p>1238.381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2476" calcext:value-type="float">
            <text:p>0.2476</text:p>
          </table:table-cell>
          <table:table-cell office:value-type="float" office:value="52.2575" calcext:value-type="float">
            <text:p>52.2575</text:p>
          </table:table-cell>
          <table:table-cell office:value-type="float" office:value="25.1395" calcext:value-type="float">
            <text:p>25.1395</text:p>
          </table:table-cell>
          <table:table-cell office:value-type="float" office:value="9.7353" calcext:value-type="float">
            <text:p>9.7353</text:p>
          </table:table-cell>
          <table:table-cell office:value-type="float" office:value="91.8816" calcext:value-type="float">
            <text:p>91.8816</text:p>
          </table:table-cell>
          <table:table-cell office:value-type="float" office:value="51.805" calcext:value-type="float">
            <text:p>51.805</text:p>
          </table:table-cell>
          <table:table-cell office:value-type="float" office:value="17.6839" calcext:value-type="float">
            <text:p>17.6839</text:p>
          </table:table-cell>
          <table:table-cell office:value-type="float" office:value="20.4083" calcext:value-type="float">
            <text:p>20.4083</text:p>
          </table:table-cell>
          <table:table-cell office:value-type="float" office:value="82.5822" calcext:value-type="float">
            <text:p>82.5822</text:p>
          </table:table-cell>
          <table:table-cell office:value-type="float" office:value="50.8816" calcext:value-type="float">
            <text:p>50.8816</text:p>
          </table:table-cell>
          <table:table-cell office:value-type="float" office:value="18.0154" calcext:value-type="float">
            <text:p>18.0154</text:p>
          </table:table-cell>
          <table:table-cell office:value-type="float" office:value="17.3048" calcext:value-type="float">
            <text:p>17.3048</text:p>
          </table:table-cell>
          <table:table-cell office:value-type="float" office:value="80.5971" calcext:value-type="float">
            <text:p>80.5971</text:p>
          </table:table-cell>
          <table:table-cell office:value-type="float" office:value="185.5896" calcext:value-type="float">
            <text:p>185.5896</text:p>
          </table:table-cell>
          <table:table-cell office:value-type="float" office:value="332.4347" calcext:value-type="float">
            <text:p>332.4347</text:p>
          </table:table-cell>
          <table:table-cell office:value-type="float" office:value="18.9172" calcext:value-type="float">
            <text:p>18.9172</text:p>
          </table:table-cell>
          <table:table-cell office:value-type="float" office:value="1585.0735" calcext:value-type="float">
            <text:p>1585.0735</text:p>
          </table:table-cell>
          <table:table-cell office:value-type="float" office:value="76.2028" calcext:value-type="float">
            <text:p>76.2028</text:p>
          </table:table-cell>
          <table:table-cell office:value-type="float" office:value="28.4628" calcext:value-type="float">
            <text:p>28.4628</text:p>
          </table:table-cell>
          <table:table-cell office:value-type="float" office:value="24.9381" calcext:value-type="float">
            <text:p>24.9381</text:p>
          </table:table-cell>
          <table:table-cell office:value-type="float" office:value="125.15" calcext:value-type="float">
            <text:p>125.15</text:p>
          </table:table-cell>
          <table:table-cell office:value-type="float" office:value="18.6774" calcext:value-type="float">
            <text:p>18.6774</text:p>
          </table:table-cell>
          <table:table-cell office:value-type="float" office:value="11.0836" calcext:value-type="float">
            <text:p>11.0836</text:p>
          </table:table-cell>
          <table:table-cell office:value-type="float" office:value="7.6097" calcext:value-type="float">
            <text:p>7.6097</text:p>
          </table:table-cell>
          <table:table-cell office:value-type="float" office:value="57.8113" calcext:value-type="float">
            <text:p>57.8113</text:p>
          </table:table-cell>
          <table:table-cell office:value-type="string" calcext:value-type="string">
            <text:p>/home/carterwebb/Code/Projects/Astronomy-Super-Resolution/batch_evaluation/real-esrgan/28000/generator_28050.pth</text:p>
          </table:table-cell>
        </table:table-row>
        <table:table-row table:style-name="ro1">
          <table:table-cell office:value-type="string" calcext:value-type="string">
            <text:p>DFO_PSNR</text:p>
          </table:table-cell>
          <table:table-cell office:value-type="float" office:value="5.786" calcext:value-type="float">
            <text:p>5.786</text:p>
          </table:table-cell>
          <table:table-cell office:value-type="float" office:value="5.9899" calcext:value-type="float">
            <text:p>5.9899</text:p>
          </table:table-cell>
          <table:table-cell office:value-type="float" office:value="0.6173" calcext:value-type="float">
            <text:p>0.6173</text:p>
          </table:table-cell>
          <table:table-cell office:value-type="float" office:value="24.0119" calcext:value-type="float">
            <text:p>24.0119</text:p>
          </table:table-cell>
          <table:table-cell office:value-type="float" office:value="350.1271" calcext:value-type="float">
            <text:p>350.1271</text:p>
          </table:table-cell>
          <table:table-cell office:value-type="float" office:value="312.9352" calcext:value-type="float">
            <text:p>312.9352</text:p>
          </table:table-cell>
          <table:table-cell office:value-type="float" office:value="72.0221" calcext:value-type="float">
            <text:p>72.0221</text:p>
          </table:table-cell>
          <table:table-cell office:value-type="float" office:value="1258.6761" calcext:value-type="float">
            <text:p>1258.6761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51" calcext:value-type="float">
            <text:p>0.051</text:p>
          </table:table-cell>
          <table:table-cell office:value-type="float" office:value="52.3721" calcext:value-type="float">
            <text:p>52.3721</text:p>
          </table:table-cell>
          <table:table-cell office:value-type="float" office:value="25.6225" calcext:value-type="float">
            <text:p>25.6225</text:p>
          </table:table-cell>
          <table:table-cell office:value-type="float" office:value="9.2702" calcext:value-type="float">
            <text:p>9.2702</text:p>
          </table:table-cell>
          <table:table-cell office:value-type="float" office:value="92.5821" calcext:value-type="float">
            <text:p>92.5821</text:p>
          </table:table-cell>
          <table:table-cell office:value-type="float" office:value="53.6681" calcext:value-type="float">
            <text:p>53.6681</text:p>
          </table:table-cell>
          <table:table-cell office:value-type="float" office:value="18.3488" calcext:value-type="float">
            <text:p>18.3488</text:p>
          </table:table-cell>
          <table:table-cell office:value-type="float" office:value="21.3203" calcext:value-type="float">
            <text:p>21.3203</text:p>
          </table:table-cell>
          <table:table-cell office:value-type="float" office:value="86.0309" calcext:value-type="float">
            <text:p>86.0309</text:p>
          </table:table-cell>
          <table:table-cell office:value-type="float" office:value="52.5804" calcext:value-type="float">
            <text:p>52.5804</text:p>
          </table:table-cell>
          <table:table-cell office:value-type="float" office:value="18.6364" calcext:value-type="float">
            <text:p>18.6364</text:p>
          </table:table-cell>
          <table:table-cell office:value-type="float" office:value="17.9118" calcext:value-type="float">
            <text:p>17.9118</text:p>
          </table:table-cell>
          <table:table-cell office:value-type="float" office:value="83.7501" calcext:value-type="float">
            <text:p>83.7501</text:p>
          </table:table-cell>
          <table:table-cell office:value-type="float" office:value="77.9874" calcext:value-type="float">
            <text:p>77.9874</text:p>
          </table:table-cell>
          <table:table-cell office:value-type="float" office:value="105.4748" calcext:value-type="float">
            <text:p>105.4748</text:p>
          </table:table-cell>
          <table:table-cell office:value-type="float" office:value="11.2227" calcext:value-type="float">
            <text:p>11.2227</text:p>
          </table:table-cell>
          <table:table-cell office:value-type="float" office:value="377.0494" calcext:value-type="float">
            <text:p>377.0494</text:p>
          </table:table-cell>
          <table:table-cell office:value-type="float" office:value="49.0225" calcext:value-type="float">
            <text:p>49.0225</text:p>
          </table:table-cell>
          <table:table-cell office:value-type="float" office:value="22.5055" calcext:value-type="float">
            <text:p>22.5055</text:p>
          </table:table-cell>
          <table:table-cell office:value-type="float" office:value="15.2553" calcext:value-type="float">
            <text:p>15.2553</text:p>
          </table:table-cell>
          <table:table-cell office:value-type="float" office:value="98.0906" calcext:value-type="float">
            <text:p>98.0906</text:p>
          </table:table-cell>
          <table:table-cell office:value-type="float" office:value="14.1065" calcext:value-type="float">
            <text:p>14.1065</text:p>
          </table:table-cell>
          <table:table-cell office:value-type="float" office:value="8.2762" calcext:value-type="float">
            <text:p>8.2762</text:p>
          </table:table-cell>
          <table:table-cell office:value-type="float" office:value="6.5099" calcext:value-type="float">
            <text:p>6.5099</text:p>
          </table:table-cell>
          <table:table-cell office:value-type="float" office:value="38.4682" calcext:value-type="float">
            <text:p>38.4682</text:p>
          </table:table-cell>
          <table:table-cell office:value-type="string" calcext:value-type="string">
            <text:p>/home/carterwebb/Code/Projects/Astronomy-Super-Resolution/batch_evaluation/swinir/real_sr_x4/DFO_PSNR</text:p>
          </table:table-cell>
        </table:table-row>
        <table:table-row table:style-name="ro1">
          <table:table-cell office:value-type="string" calcext:value-type="string">
            <text:p>DFO_GAN</text:p>
          </table:table-cell>
          <table:table-cell office:value-type="float" office:value="7.4267" calcext:value-type="float">
            <text:p>7.4267</text:p>
          </table:table-cell>
          <table:table-cell office:value-type="float" office:value="6.7269" calcext:value-type="float">
            <text:p>6.7269</text:p>
          </table:table-cell>
          <table:table-cell office:value-type="float" office:value="0.6898" calcext:value-type="float">
            <text:p>0.6898</text:p>
          </table:table-cell>
          <table:table-cell office:value-type="float" office:value="24.0644" calcext:value-type="float">
            <text:p>24.0644</text:p>
          </table:table-cell>
          <table:table-cell office:value-type="float" office:value="347.7819" calcext:value-type="float">
            <text:p>347.7819</text:p>
          </table:table-cell>
          <table:table-cell office:value-type="float" office:value="298.9178" calcext:value-type="float">
            <text:p>298.9178</text:p>
          </table:table-cell>
          <table:table-cell office:value-type="float" office:value="77.2" calcext:value-type="float">
            <text:p>77.2</text:p>
          </table:table-cell>
          <table:table-cell office:value-type="float" office:value="1160.871" calcext:value-type="float">
            <text:p>1160.87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978" calcext:value-type="float">
            <text:p>0.0978</text:p>
          </table:table-cell>
          <table:table-cell office:value-type="float" office:value="51.4152" calcext:value-type="float">
            <text:p>51.4152</text:p>
          </table:table-cell>
          <table:table-cell office:value-type="float" office:value="25.9304" calcext:value-type="float">
            <text:p>25.9304</text:p>
          </table:table-cell>
          <table:table-cell office:value-type="float" office:value="6.6241" calcext:value-type="float">
            <text:p>6.6241</text:p>
          </table:table-cell>
          <table:table-cell office:value-type="float" office:value="92.5321" calcext:value-type="float">
            <text:p>92.5321</text:p>
          </table:table-cell>
          <table:table-cell office:value-type="float" office:value="53.1506" calcext:value-type="float">
            <text:p>53.1506</text:p>
          </table:table-cell>
          <table:table-cell office:value-type="float" office:value="19.0838" calcext:value-type="float">
            <text:p>19.0838</text:p>
          </table:table-cell>
          <table:table-cell office:value-type="float" office:value="18.9569" calcext:value-type="float">
            <text:p>18.9569</text:p>
          </table:table-cell>
          <table:table-cell office:value-type="float" office:value="86.1885" calcext:value-type="float">
            <text:p>86.1885</text:p>
          </table:table-cell>
          <table:table-cell office:value-type="float" office:value="52.1421" calcext:value-type="float">
            <text:p>52.1421</text:p>
          </table:table-cell>
          <table:table-cell office:value-type="float" office:value="19.3716" calcext:value-type="float">
            <text:p>19.3716</text:p>
          </table:table-cell>
          <table:table-cell office:value-type="float" office:value="17.6242" calcext:value-type="float">
            <text:p>17.6242</text:p>
          </table:table-cell>
          <table:table-cell office:value-type="float" office:value="84.1373" calcext:value-type="float">
            <text:p>84.1373</text:p>
          </table:table-cell>
          <table:table-cell office:value-type="float" office:value="206.4889" calcext:value-type="float">
            <text:p>206.4889</text:p>
          </table:table-cell>
          <table:table-cell office:value-type="float" office:value="227.7963" calcext:value-type="float">
            <text:p>227.7963</text:p>
          </table:table-cell>
          <table:table-cell office:value-type="float" office:value="30.9914" calcext:value-type="float">
            <text:p>30.9914</text:p>
          </table:table-cell>
          <table:table-cell office:value-type="float" office:value="836.1832" calcext:value-type="float">
            <text:p>836.1832</text:p>
          </table:table-cell>
          <table:table-cell office:value-type="float" office:value="64.3967" calcext:value-type="float">
            <text:p>64.3967</text:p>
          </table:table-cell>
          <table:table-cell office:value-type="float" office:value="23.195" calcext:value-type="float">
            <text:p>23.195</text:p>
          </table:table-cell>
          <table:table-cell office:value-type="float" office:value="19.8249" calcext:value-type="float">
            <text:p>19.8249</text:p>
          </table:table-cell>
          <table:table-cell office:value-type="float" office:value="102.2201" calcext:value-type="float">
            <text:p>102.2201</text:p>
          </table:table-cell>
          <table:table-cell office:value-type="float" office:value="20.7615" calcext:value-type="float">
            <text:p>20.7615</text:p>
          </table:table-cell>
          <table:table-cell office:value-type="float" office:value="9.2082" calcext:value-type="float">
            <text:p>9.2082</text:p>
          </table:table-cell>
          <table:table-cell office:value-type="float" office:value="9.3458" calcext:value-type="float">
            <text:p>9.3458</text:p>
          </table:table-cell>
          <table:table-cell office:value-type="float" office:value="41.293" calcext:value-type="float">
            <text:p>41.293</text:p>
          </table:table-cell>
          <table:table-cell office:value-type="string" calcext:value-type="string">
            <text:p>/home/carterwebb/Code/Projects/Astronomy-Super-Resolution/batch_evaluation/swinir/real_sr_x4/DFO_GAN</text:p>
          </table:table-cell>
        </table:table-row>
        <table:table-row table:style-name="ro1">
          <table:table-cell office:value-type="string" calcext:value-type="string">
            <text:p>DFOWMFC_GAN</text:p>
          </table:table-cell>
          <table:table-cell office:value-type="float" office:value="7.5952" calcext:value-type="float">
            <text:p>7.5952</text:p>
          </table:table-cell>
          <table:table-cell office:value-type="float" office:value="6.3599" calcext:value-type="float">
            <text:p>6.3599</text:p>
          </table:table-cell>
          <table:table-cell office:value-type="float" office:value="0.8369" calcext:value-type="float">
            <text:p>0.8369</text:p>
          </table:table-cell>
          <table:table-cell office:value-type="float" office:value="23.4174" calcext:value-type="float">
            <text:p>23.4174</text:p>
          </table:table-cell>
          <table:table-cell office:value-type="float" office:value="353.7162" calcext:value-type="float">
            <text:p>353.7162</text:p>
          </table:table-cell>
          <table:table-cell office:value-type="float" office:value="280.3943" calcext:value-type="float">
            <text:p>280.3943</text:p>
          </table:table-cell>
          <table:table-cell office:value-type="float" office:value="81.3883" calcext:value-type="float">
            <text:p>81.3883</text:p>
          </table:table-cell>
          <table:table-cell office:value-type="float" office:value="1099.1411" calcext:value-type="float">
            <text:p>1099.1411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981" calcext:value-type="float">
            <text:p>0.0981</text:p>
          </table:table-cell>
          <table:table-cell office:value-type="float" office:value="51.9062" calcext:value-type="float">
            <text:p>51.9062</text:p>
          </table:table-cell>
          <table:table-cell office:value-type="float" office:value="25.6985" calcext:value-type="float">
            <text:p>25.6985</text:p>
          </table:table-cell>
          <table:table-cell office:value-type="float" office:value="7.2024" calcext:value-type="float">
            <text:p>7.2024</text:p>
          </table:table-cell>
          <table:table-cell office:value-type="float" office:value="92.3086" calcext:value-type="float">
            <text:p>92.3086</text:p>
          </table:table-cell>
          <table:table-cell office:value-type="float" office:value="53.2281" calcext:value-type="float">
            <text:p>53.2281</text:p>
          </table:table-cell>
          <table:table-cell office:value-type="float" office:value="18.8798" calcext:value-type="float">
            <text:p>18.8798</text:p>
          </table:table-cell>
          <table:table-cell office:value-type="float" office:value="19.8526" calcext:value-type="float">
            <text:p>19.8526</text:p>
          </table:table-cell>
          <table:table-cell office:value-type="float" office:value="86.3552" calcext:value-type="float">
            <text:p>86.3552</text:p>
          </table:table-cell>
          <table:table-cell office:value-type="float" office:value="52.1703" calcext:value-type="float">
            <text:p>52.1703</text:p>
          </table:table-cell>
          <table:table-cell office:value-type="float" office:value="19.1354" calcext:value-type="float">
            <text:p>19.1354</text:p>
          </table:table-cell>
          <table:table-cell office:value-type="float" office:value="17.7633" calcext:value-type="float">
            <text:p>17.7633</text:p>
          </table:table-cell>
          <table:table-cell office:value-type="float" office:value="84.1148" calcext:value-type="float">
            <text:p>84.1148</text:p>
          </table:table-cell>
          <table:table-cell office:value-type="float" office:value="169.1567" calcext:value-type="float">
            <text:p>169.1567</text:p>
          </table:table-cell>
          <table:table-cell office:value-type="float" office:value="144.929" calcext:value-type="float">
            <text:p>144.929</text:p>
          </table:table-cell>
          <table:table-cell office:value-type="float" office:value="28.3283" calcext:value-type="float">
            <text:p>28.3283</text:p>
          </table:table-cell>
          <table:table-cell office:value-type="float" office:value="665.3937" calcext:value-type="float">
            <text:p>665.3937</text:p>
          </table:table-cell>
          <table:table-cell office:value-type="float" office:value="63.6927" calcext:value-type="float">
            <text:p>63.6927</text:p>
          </table:table-cell>
          <table:table-cell office:value-type="float" office:value="24.0372" calcext:value-type="float">
            <text:p>24.0372</text:p>
          </table:table-cell>
          <table:table-cell office:value-type="float" office:value="22.2297" calcext:value-type="float">
            <text:p>22.2297</text:p>
          </table:table-cell>
          <table:table-cell office:value-type="float" office:value="106.6596" calcext:value-type="float">
            <text:p>106.6596</text:p>
          </table:table-cell>
          <table:table-cell office:value-type="float" office:value="20.088" calcext:value-type="float">
            <text:p>20.088</text:p>
          </table:table-cell>
          <table:table-cell office:value-type="float" office:value="7.7577" calcext:value-type="float">
            <text:p>7.7577</text:p>
          </table:table-cell>
          <table:table-cell office:value-type="float" office:value="9.5181" calcext:value-type="float">
            <text:p>9.5181</text:p>
          </table:table-cell>
          <table:table-cell office:value-type="float" office:value="39.3012" calcext:value-type="float">
            <text:p>39.3012</text:p>
          </table:table-cell>
          <table:table-cell office:value-type="string" calcext:value-type="string">
            <text:p>/home/carterwebb/Code/Projects/Astronomy-Super-Resolution/batch_evaluation/swinir/real_sr_x4_large/DFOWMFC_GAN</text:p>
          </table:table-cell>
        </table:table-row>
        <table:table-row table:style-name="ro1">
          <table:table-cell office:value-type="string" calcext:value-type="string">
            <text:p>DFOWMFC_PSNR</text:p>
          </table:table-cell>
          <table:table-cell office:value-type="float" office:value="5.6376" calcext:value-type="float">
            <text:p>5.6376</text:p>
          </table:table-cell>
          <table:table-cell office:value-type="float" office:value="5.875" calcext:value-type="float">
            <text:p>5.875</text:p>
          </table:table-cell>
          <table:table-cell office:value-type="float" office:value="0.5553" calcext:value-type="float">
            <text:p>0.5553</text:p>
          </table:table-cell>
          <table:table-cell office:value-type="float" office:value="23.5927" calcext:value-type="float">
            <text:p>23.5927</text:p>
          </table:table-cell>
          <table:table-cell office:value-type="float" office:value="346.3694" calcext:value-type="float">
            <text:p>346.3694</text:p>
          </table:table-cell>
          <table:table-cell office:value-type="float" office:value="298.1925" calcext:value-type="float">
            <text:p>298.1925</text:p>
          </table:table-cell>
          <table:table-cell office:value-type="float" office:value="72.0816" calcext:value-type="float">
            <text:p>72.0816</text:p>
          </table:table-cell>
          <table:table-cell office:value-type="float" office:value="1184.5099" calcext:value-type="float">
            <text:p>1184.5099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376" calcext:value-type="float">
            <text:p>0.0376</text:p>
          </table:table-cell>
          <table:table-cell office:value-type="float" office:value="52.4901" calcext:value-type="float">
            <text:p>52.4901</text:p>
          </table:table-cell>
          <table:table-cell office:value-type="float" office:value="25.5346" calcext:value-type="float">
            <text:p>25.5346</text:p>
          </table:table-cell>
          <table:table-cell office:value-type="float" office:value="9.2872" calcext:value-type="float">
            <text:p>9.2872</text:p>
          </table:table-cell>
          <table:table-cell office:value-type="float" office:value="92.5647" calcext:value-type="float">
            <text:p>92.5647</text:p>
          </table:table-cell>
          <table:table-cell office:value-type="float" office:value="53.412" calcext:value-type="float">
            <text:p>53.412</text:p>
          </table:table-cell>
          <table:table-cell office:value-type="float" office:value="18.2587" calcext:value-type="float">
            <text:p>18.2587</text:p>
          </table:table-cell>
          <table:table-cell office:value-type="float" office:value="21.3099" calcext:value-type="float">
            <text:p>21.3099</text:p>
          </table:table-cell>
          <table:table-cell office:value-type="float" office:value="85.715" calcext:value-type="float">
            <text:p>85.715</text:p>
          </table:table-cell>
          <table:table-cell office:value-type="float" office:value="52.3405" calcext:value-type="float">
            <text:p>52.3405</text:p>
          </table:table-cell>
          <table:table-cell office:value-type="float" office:value="18.5669" calcext:value-type="float">
            <text:p>18.5669</text:p>
          </table:table-cell>
          <table:table-cell office:value-type="float" office:value="17.9293" calcext:value-type="float">
            <text:p>17.9293</text:p>
          </table:table-cell>
          <table:table-cell office:value-type="float" office:value="83.4866" calcext:value-type="float">
            <text:p>83.4866</text:p>
          </table:table-cell>
          <table:table-cell office:value-type="float" office:value="59.2548" calcext:value-type="float">
            <text:p>59.2548</text:p>
          </table:table-cell>
          <table:table-cell office:value-type="float" office:value="64.8854" calcext:value-type="float">
            <text:p>64.8854</text:p>
          </table:table-cell>
          <table:table-cell office:value-type="float" office:value="7.8481" calcext:value-type="float">
            <text:p>7.8481</text:p>
          </table:table-cell>
          <table:table-cell office:value-type="float" office:value="232.5098" calcext:value-type="float">
            <text:p>232.5098</text:p>
          </table:table-cell>
          <table:table-cell office:value-type="float" office:value="50.2212" calcext:value-type="float">
            <text:p>50.2212</text:p>
          </table:table-cell>
          <table:table-cell office:value-type="float" office:value="23.7423" calcext:value-type="float">
            <text:p>23.7423</text:p>
          </table:table-cell>
          <table:table-cell office:value-type="float" office:value="14.9345" calcext:value-type="float">
            <text:p>14.9345</text:p>
          </table:table-cell>
          <table:table-cell office:value-type="float" office:value="102.5577" calcext:value-type="float">
            <text:p>102.5577</text:p>
          </table:table-cell>
          <table:table-cell office:value-type="float" office:value="12.9752" calcext:value-type="float">
            <text:p>12.9752</text:p>
          </table:table-cell>
          <table:table-cell office:value-type="float" office:value="6.497" calcext:value-type="float">
            <text:p>6.497</text:p>
          </table:table-cell>
          <table:table-cell office:value-type="float" office:value="5.5882" calcext:value-type="float">
            <text:p>5.5882</text:p>
          </table:table-cell>
          <table:table-cell office:value-type="float" office:value="27.817" calcext:value-type="float">
            <text:p>27.817</text:p>
          </table:table-cell>
          <table:table-cell office:value-type="string" calcext:value-type="string">
            <text:p>/home/carterwebb/Code/Projects/Astronomy-Super-Resolution/batch_evaluation/swinir/real_sr_x4_large/DFOWMFC_PSNR</text:p>
          </table:table-cell>
        </table:table-row>
        <table:table-row table:style-name="ro1">
          <table:table-cell office:value-type="string" calcext:value-type="string">
            <text:p>single-step</text:p>
          </table:table-cell>
          <table:table-cell office:value-type="float" office:value="9.7289" calcext:value-type="float">
            <text:p>9.7289</text:p>
          </table:table-cell>
          <table:table-cell office:value-type="float" office:value="8.042" calcext:value-type="float">
            <text:p>8.042</text:p>
          </table:table-cell>
          <table:table-cell office:value-type="float" office:value="1.8706" calcext:value-type="float">
            <text:p>1.8706</text:p>
          </table:table-cell>
          <table:table-cell office:value-type="float" office:value="23.2107" calcext:value-type="float">
            <text:p>23.2107</text:p>
          </table:table-cell>
          <table:table-cell office:value-type="float" office:value="304.4038" calcext:value-type="float">
            <text:p>304.4038</text:p>
          </table:table-cell>
          <table:table-cell office:value-type="float" office:value="129.0354" calcext:value-type="float">
            <text:p>129.0354</text:p>
          </table:table-cell>
          <table:table-cell office:value-type="float" office:value="158.6052" calcext:value-type="float">
            <text:p>158.6052</text:p>
          </table:table-cell>
          <table:table-cell office:value-type="float" office:value="494.2762" calcext:value-type="float">
            <text:p>494.2762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2286" calcext:value-type="float">
            <text:p>0.2286</text:p>
          </table:table-cell>
          <table:table-cell office:value-type="float" office:value="51.3118" calcext:value-type="float">
            <text:p>51.3118</text:p>
          </table:table-cell>
          <table:table-cell office:value-type="float" office:value="29.3716" calcext:value-type="float">
            <text:p>29.3716</text:p>
          </table:table-cell>
          <table:table-cell office:value-type="float" office:value="13.7414" calcext:value-type="float">
            <text:p>13.7414</text:p>
          </table:table-cell>
          <table:table-cell office:value-type="float" office:value="93.568" calcext:value-type="float">
            <text:p>93.568</text:p>
          </table:table-cell>
          <table:table-cell office:value-type="float" office:value="56.7515" calcext:value-type="float">
            <text:p>56.7515</text:p>
          </table:table-cell>
          <table:table-cell office:value-type="float" office:value="18.6035" calcext:value-type="float">
            <text:p>18.6035</text:p>
          </table:table-cell>
          <table:table-cell office:value-type="float" office:value="33.113" calcext:value-type="float">
            <text:p>33.113</text:p>
          </table:table-cell>
          <table:table-cell office:value-type="float" office:value="76.9046" calcext:value-type="float">
            <text:p>76.9046</text:p>
          </table:table-cell>
          <table:table-cell office:value-type="float" office:value="55.8716" calcext:value-type="float">
            <text:p>55.8716</text:p>
          </table:table-cell>
          <table:table-cell office:value-type="float" office:value="19.1877" calcext:value-type="float">
            <text:p>19.1877</text:p>
          </table:table-cell>
          <table:table-cell office:value-type="float" office:value="33.0088" calcext:value-type="float">
            <text:p>33.0088</text:p>
          </table:table-cell>
          <table:table-cell office:value-type="float" office:value="76.7382" calcext:value-type="float">
            <text:p>76.7382</text:p>
          </table:table-cell>
          <table:table-cell office:value-type="float" office:value="653.1445" calcext:value-type="float">
            <text:p>653.1445</text:p>
          </table:table-cell>
          <table:table-cell office:value-type="float" office:value="642.1976" calcext:value-type="float">
            <text:p>642.1976</text:p>
          </table:table-cell>
          <table:table-cell office:value-type="float" office:value="135.2595" calcext:value-type="float">
            <text:p>135.2595</text:p>
          </table:table-cell>
          <table:table-cell office:value-type="float" office:value="1854.1793" calcext:value-type="float">
            <text:p>1854.1793</text:p>
          </table:table-cell>
          <table:table-cell office:value-type="float" office:value="86.4631" calcext:value-type="float">
            <text:p>86.4631</text:p>
          </table:table-cell>
          <table:table-cell office:value-type="float" office:value="12.8222" calcext:value-type="float">
            <text:p>12.8222</text:p>
          </table:table-cell>
          <table:table-cell office:value-type="float" office:value="62.9734" calcext:value-type="float">
            <text:p>62.9734</text:p>
          </table:table-cell>
          <table:table-cell office:value-type="float" office:value="98.8165" calcext:value-type="float">
            <text:p>98.8165</text:p>
          </table:table-cell>
          <table:table-cell office:value-type="float" office:value="30.4095" calcext:value-type="float">
            <text:p>30.4095</text:p>
          </table:table-cell>
          <table:table-cell office:value-type="float" office:value="13.1351" calcext:value-type="float">
            <text:p>13.1351</text:p>
          </table:table-cell>
          <table:table-cell office:value-type="float" office:value="17.3289" calcext:value-type="float">
            <text:p>17.3289</text:p>
          </table:table-cell>
          <table:table-cell office:value-type="float" office:value="51.8098" calcext:value-type="float">
            <text:p>51.8098</text:p>
          </table:table-cell>
          <table:table-cell office:value-type="string" calcext:value-type="string">
            <text:p>/home/carterwebb/Code/Projects/Astronomy-Super-Resolution/batch_evaluation/sinsr/single-step</text:p>
          </table:table-cell>
        </table:table-row>
        <table:table-row table:style-name="ro1">
          <table:table-cell office:value-type="string" calcext:value-type="string">
            <text:p>non-single-step</text:p>
          </table:table-cell>
          <table:table-cell office:value-type="float" office:value="9.947" calcext:value-type="float">
            <text:p>9.947</text:p>
          </table:table-cell>
          <table:table-cell office:value-type="float" office:value="8.4955" calcext:value-type="float">
            <text:p>8.4955</text:p>
          </table:table-cell>
          <table:table-cell office:value-type="float" office:value="1.839" calcext:value-type="float">
            <text:p>1.839</text:p>
          </table:table-cell>
          <table:table-cell office:value-type="float" office:value="24.5516" calcext:value-type="float">
            <text:p>24.5516</text:p>
          </table:table-cell>
          <table:table-cell office:value-type="float" office:value="305.4771" calcext:value-type="float">
            <text:p>305.4771</text:p>
          </table:table-cell>
          <table:table-cell office:value-type="float" office:value="131.1986" calcext:value-type="float">
            <text:p>131.1986</text:p>
          </table:table-cell>
          <table:table-cell office:value-type="float" office:value="160.9348" calcext:value-type="float">
            <text:p>160.9348</text:p>
          </table:table-cell>
          <table:table-cell office:value-type="float" office:value="502.7327" calcext:value-type="float">
            <text:p>502.7327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046" calcext:value-type="float">
            <text:p>0.046</text:p>
          </table:table-cell>
          <table:table-cell office:value-type="float" office:value="0.2332" calcext:value-type="float">
            <text:p>0.2332</text:p>
          </table:table-cell>
          <table:table-cell office:value-type="float" office:value="51.3347" calcext:value-type="float">
            <text:p>51.3347</text:p>
          </table:table-cell>
          <table:table-cell office:value-type="float" office:value="29.3363" calcext:value-type="float">
            <text:p>29.3363</text:p>
          </table:table-cell>
          <table:table-cell office:value-type="float" office:value="13.8092" calcext:value-type="float">
            <text:p>13.8092</text:p>
          </table:table-cell>
          <table:table-cell office:value-type="float" office:value="93.5531" calcext:value-type="float">
            <text:p>93.5531</text:p>
          </table:table-cell>
          <table:table-cell office:value-type="float" office:value="56.7424" calcext:value-type="float">
            <text:p>56.7424</text:p>
          </table:table-cell>
          <table:table-cell office:value-type="float" office:value="18.6155" calcext:value-type="float">
            <text:p>18.6155</text:p>
          </table:table-cell>
          <table:table-cell office:value-type="float" office:value="33.1411" calcext:value-type="float">
            <text:p>33.1411</text:p>
          </table:table-cell>
          <table:table-cell office:value-type="float" office:value="76.8955" calcext:value-type="float">
            <text:p>76.8955</text:p>
          </table:table-cell>
          <table:table-cell office:value-type="float" office:value="55.869" calcext:value-type="float">
            <text:p>55.869</text:p>
          </table:table-cell>
          <table:table-cell office:value-type="float" office:value="19.1993" calcext:value-type="float">
            <text:p>19.1993</text:p>
          </table:table-cell>
          <table:table-cell office:value-type="float" office:value="33.0351" calcext:value-type="float">
            <text:p>33.0351</text:p>
          </table:table-cell>
          <table:table-cell office:value-type="float" office:value="76.7322" calcext:value-type="float">
            <text:p>76.7322</text:p>
          </table:table-cell>
          <table:table-cell office:value-type="float" office:value="658.9804" calcext:value-type="float">
            <text:p>658.9804</text:p>
          </table:table-cell>
          <table:table-cell office:value-type="float" office:value="686.4103" calcext:value-type="float">
            <text:p>686.4103</text:p>
          </table:table-cell>
          <table:table-cell office:value-type="float" office:value="145.6755" calcext:value-type="float">
            <text:p>145.6755</text:p>
          </table:table-cell>
          <table:table-cell office:value-type="float" office:value="1968.55" calcext:value-type="float">
            <text:p>1968.55</text:p>
          </table:table-cell>
          <table:table-cell office:value-type="float" office:value="86.5076" calcext:value-type="float">
            <text:p>86.5076</text:p>
          </table:table-cell>
          <table:table-cell office:value-type="float" office:value="12.5518" calcext:value-type="float">
            <text:p>12.5518</text:p>
          </table:table-cell>
          <table:table-cell office:value-type="float" office:value="63.7628" calcext:value-type="float">
            <text:p>63.7628</text:p>
          </table:table-cell>
          <table:table-cell office:value-type="float" office:value="99.4722" calcext:value-type="float">
            <text:p>99.4722</text:p>
          </table:table-cell>
          <table:table-cell office:value-type="float" office:value="30.5018" calcext:value-type="float">
            <text:p>30.5018</text:p>
          </table:table-cell>
          <table:table-cell office:value-type="float" office:value="13.5006" calcext:value-type="float">
            <text:p>13.5006</text:p>
          </table:table-cell>
          <table:table-cell office:value-type="float" office:value="17.9024" calcext:value-type="float">
            <text:p>17.9024</text:p>
          </table:table-cell>
          <table:table-cell office:value-type="float" office:value="53.1133" calcext:value-type="float">
            <text:p>53.1133</text:p>
          </table:table-cell>
          <table:table-cell office:value-type="string" calcext:value-type="string">
            <text:p>/home/carterwebb/Code/Projects/Astronomy-Super-Resolution/batch_evaluation/sinsr/non-single-ste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9T10:54:26.183426354</dc:date>
    <meta:editing-duration>PT2M55S</meta:editing-duration>
    <meta:editing-cycles>3</meta:editing-cycles>
    <meta:generator>LibreOffice/24.2.7.2$Linux_X86_64 LibreOffice_project/420$Build-2</meta:generator>
    <meta:document-statistic meta:table-count="1" meta:cell-count="379" meta:object-count="0"/>
  </office:meta>
</office:document-meta>
</file>